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7" style:family="table-column">
      <style:table-column-properties fo:break-before="auto" style:column-width="90.26pt"/>
    </style:style>
    <style:style style:name="co5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24.81pt"/>
    </style:style>
    <style:style style:name="co4" style:family="table-column">
      <style:table-column-properties fo:break-before="auto" style:column-width="266.4pt"/>
    </style:style>
    <style:style style:name="co6" style:family="table-column">
      <style:table-column-properties fo:break-before="auto" style:column-width="166.11pt"/>
    </style:style>
    <style:style style:name="co7" style:family="table-column">
      <style:table-column-properties fo:break-before="auto" style:column-width="173.45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99.24pt"/>
    </style:style>
    <style:style style:name="co10" style:family="table-column">
      <style:table-column-properties fo:break-before="auto" style:column-width="221.5pt"/>
    </style:style>
    <style:style style:name="co11" style:family="table-column">
      <style:table-column-properties fo:break-before="auto" style:column-width="130.59pt"/>
    </style:style>
    <style:style style:name="co12" style:family="table-column">
      <style:table-column-properties fo:break-before="auto" style:column-width="94pt"/>
    </style:style>
    <style:style style:name="co13" style:family="table-column">
      <style:table-column-properties fo:break-before="auto" style:column-width="159.85pt"/>
    </style:style>
    <style:style style:name="co14" style:family="table-column">
      <style:table-column-properties fo:break-before="auto" style:column-width="185.95pt"/>
    </style:style>
    <style:style style:name="co15" style:family="table-column">
      <style:table-column-properties fo:break-before="auto" style:column-width="161.94pt"/>
    </style:style>
    <style:style style:name="co16" style:family="table-column">
      <style:table-column-properties fo:break-before="auto" style:column-width="167.16pt"/>
    </style:style>
    <style:style style:name="co18" style:family="table-column">
      <style:table-column-properties fo:break-before="auto" style:column-width="85.04pt"/>
    </style:style>
    <style:style style:name="co19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2.94pt" fo:break-before="auto" style:use-optimal-row-height="false"/>
    </style:style>
    <style:style style:name="ro3" style:family="table-row">
      <style:table-row-properties style:row-height="46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6600cc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00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00">
      <style:table-cell-properties fo:background-color="#6600cc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0000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13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T1" style:family="text">
      <style:text-properties style:font-name="Arial" fo:font-size="10pt" fo:font-weight="bold" style:letter-kerning="true" fo:country="none" style:country-asian="none" style:font-name-asian="Arial" style:font-name-complex="Arial" style:font-size-asian="10pt" style:font-size-complex="11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5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5" table:number-columns-repeated="2" table:default-cell-style-name="ce8"/>
        <table:table-column table:style-name="co18" table:default-cell-style-name="ce8"/>
        <table:table-column table:style-name="co19" table:default-cell-style-name="ce8"/>
        <table:table-column table:style-name="co5" table:number-columns-repeated="1005" table:default-cell-style-name="ce8"/>
        <table:table-row table:style-name="ro1">
          <table:table-cell table:style-name="ce1" office:value-type="string" calcext:value-type="string">
            <text:p>CRITERIO</text:p>
          </table:table-cell>
          <table:table-cell table:style-name="ce9" office:value-type="string" calcext:value-type="string" table:number-columns-spanned="7" table:number-rows-spanned="1">
            <text:p>PAPERS</text:p>
          </table:table-cell>
          <table:covered-table-cell table:number-columns-repeated="6" table:style-name="ce12"/>
          <table:table-cell table:style-name="ce6"/>
          <table:table-cell table:style-name="ce9" office:value-type="string" calcext:value-type="string" table:number-columns-spanned="6" table:number-rows-spanned="1">
            <text:p>PATENTES</text:p>
          </table:table-cell>
          <table:covered-table-cell table:number-columns-repeated="5" table:style-name="ce6"/>
          <table:table-cell table:style-name="ce6"/>
          <table:table-cell table:style-name="ce13" office:value-type="string" calcext:value-type="string">
            <text:p>LEGAL</text:p>
          </table:table-cell>
          <table:table-cell table:style-name="ce6"/>
          <table:table-cell table:style-name="ce9" office:value-type="string" calcext:value-type="string" table:number-columns-spanned="21" table:number-rows-spanned="1">
            <text:p>PRODUCTOS</text:p>
          </table:table-cell>
          <table:covered-table-cell table:number-columns-repeated="20" table:style-name="ce15"/>
          <table:table-cell table:style-name="ce6"/>
          <table:table-cell table:style-name="ce9" office:value-type="string" calcext:value-type="string" table:number-columns-spanned="3" table:number-rows-spanned="1">
            <text:p>NORMATIVA</text:p>
          </table:table-cell>
          <table:covered-table-cell table:number-columns-repeated="2" table:style-name="ce14"/>
          <table:table-cell table:number-columns-repeated="981"/>
        </table:table-row>
        <table:table-row table:style-name="ro2">
          <table:table-cell table:style-name="ce2" office:value-type="string" calcext:value-type="string">
            <text:p>COMERCIAL</text:p>
          </table:table-cell>
          <table:table-cell table:style-name="ce10" office:value-type="string" calcext:value-type="string">
            <text:p>Aplicativo para ubicación de sitios turísticos en Bogotá a través de dispositivos tablet (Samsung Galaxy Tab 10.1, touchpad y Xyboard 10.1) implementando realidad aumentada y geolocalización por proximidad</text:p>
          </table:table-cell>
          <table:table-cell table:style-name="ce10" office:value-type="string" calcext:value-type="string">
            <text:p>Web-Mapping-Service-for-Mobile-Tourist-Guide</text:p>
          </table:table-cell>
          <table:table-cell table:style-name="ce10" office:value-type="string" calcext:value-type="string">
            <text:p>TIP-PERSONALIZING-INFORMATION-DELIVERY</text:p>
          </table:table-cell>
          <table:table-cell table:style-name="ce10" office:value-type="string" calcext:value-type="string">
            <text:p>NEXT-GENERATION</text:p>
          </table:table-cell>
          <table:table-cell table:style-name="ce10" office:value-type="string" calcext:value-type="string">
            <text:p>Intelligent-Mobile-Tourist-Guide</text:p>
          </table:table-cell>
          <table:table-cell table:style-name="ce10" office:value-type="string" calcext:value-type="string">
            <text:p>An innovative mobile electronic tourist guide application</text:p>
          </table:table-cell>
          <table:table-cell table:style-name="ce10" office:value-type="string" calcext:value-type="string">
            <text:p>Ambiente interactivo para visualizar sitios turísticos, mediante la realidad aumentada implementando LAYARr</text:p>
          </table:table-cell>
          <table:table-cell table:style-name="ce6"/>
          <table:table-cell table:style-name="ce10" office:value-type="string" calcext:value-type="string">
            <text:p>Data-providing service system</text:p>
          </table:table-cell>
          <table:table-cell table:style-name="ce10" office:value-type="string" calcext:value-type="string">
            <text:p>MOBILE TOURISM SERVICES TRANSLATION</text:p>
          </table:table-cell>
          <table:table-cell table:style-name="ce10" office:value-type="string" calcext:value-type="string">
            <text:p>Patente-US20160269866-Method-for-retrieving-tourist-information-based-on-user-location-Google-Patentes</text:p>
          </table:table-cell>
          <table:table-cell table:style-name="ce10" office:value-type="string" calcext:value-type="string">
            <text:p>Patente-WO1997008635A1-Tourism-information-and-reservation-system-and-method-Google-Patentes</text:p>
          </table:table-cell>
          <table:table-cell table:style-name="ce10" office:value-type="string" calcext:value-type="string">
            <text:p>Sistema para el suministro mejorado a un viajero de informaciones sobre viajes</text:p>
          </table:table-cell>
          <table:table-cell table:style-name="ce10" office:value-type="string" calcext:value-type="string">
            <text:p>TRAVEL PLANNER PLATFORM FOR PROVIDING QUALITY TOURISM INFORMATION</text:p>
          </table:table-cell>
          <table:table-cell table:style-name="ce10"/>
          <table:table-cell table:style-name="ce6" table:number-columns-repeated="2"/>
          <table:table-cell table:style-name="ce14" office:value-type="string" calcext:value-type="string">
            <text:p>Airbnb</text:p>
          </table:table-cell>
          <table:table-cell table:style-name="ce14" office:value-type="string" calcext:value-type="string">
            <text:p>Bahia Principe Hotels </text:p>
          </table:table-cell>
          <table:table-cell table:style-name="ce14" office:value-type="string" calcext:value-type="string">
            <text:p>Balnearios</text:p>
          </table:table-cell>
          <table:table-cell table:style-name="ce14" office:value-type="string" calcext:value-type="string">
            <text:p>Barceló Experience </text:p>
          </table:table-cell>
          <table:table-cell table:style-name="ce14" office:value-type="string" calcext:value-type="string">
            <text:p>Booking.com </text:p>
          </table:table-cell>
          <table:table-cell table:style-name="ce14" office:value-type="string" calcext:value-type="string">
            <text:p>Hilton </text:p>
          </table:table-cell>
          <table:table-cell table:style-name="ce14" office:value-type="string" calcext:value-type="string">
            <text:p>Hoteles.com </text:p>
          </table:table-cell>
          <table:table-cell table:style-name="ce14" office:value-type="string" calcext:value-type="string">
            <text:p>Logitravel </text:p>
          </table:table-cell>
          <table:table-cell table:style-name="ce14" office:value-type="string" calcext:value-type="string">
            <text:p>InterContinental Hotels &amp; Resorts </text:p>
          </table:table-cell>
          <table:table-cell table:style-name="ce14" office:value-type="string" calcext:value-type="string">
            <text:p>Marriot</text:p>
          </table:table-cell>
          <table:table-cell table:style-name="ce14" office:value-type="string" calcext:value-type="string">
            <text:p>Tonight</text:p>
          </table:table-cell>
          <table:table-cell table:style-name="ce14" office:value-type="string" calcext:value-type="string">
            <text:p>TripAdvisor</text:p>
          </table:table-cell>
          <table:table-cell table:style-name="ce14" office:value-type="string" calcext:value-type="string">
            <text:p>Trivago</text:p>
          </table:table-cell>
          <table:table-cell table:style-name="ce14"/>
          <table:table-cell table:style-name="ce14" office:value-type="string" calcext:value-type="string">
            <text:p>Everytrail Pro</text:p>
          </table:table-cell>
          <table:table-cell table:style-name="ce14" office:value-type="string" calcext:value-type="string">
            <text:p>Geocaching</text:p>
          </table:table-cell>
          <table:table-cell table:style-name="ce14" office:value-type="string" calcext:value-type="string">
            <text:p>golpsplan</text:p>
          </table:table-cell>
          <table:table-cell table:style-name="ce14" office:value-type="string" calcext:value-type="string">
            <text:p>JourSail</text:p>
          </table:table-cell>
          <table:table-cell table:style-name="ce14" office:value-type="string" calcext:value-type="string">
            <text:p>Naturapps</text:p>
          </table:table-cell>
          <table:table-cell table:style-name="ce14" office:value-type="string" calcext:value-type="string">
            <text:p>Naviki </text:p>
          </table:table-cell>
          <table:table-cell table:style-name="ce14" office:value-type="string" calcext:value-type="string">
            <text:p>Oruxmaps</text:p>
          </table:table-cell>
          <table:table-cell table:style-name="ce6"/>
          <table:table-cell table:style-name="ce16" office:value-type="string" calcext:value-type="string">
            <text:p>ISO 25000</text:p>
          </table:table-cell>
          <table:table-cell table:style-name="ce17" office:value-type="string" calcext:value-type="string">
            <text:p><text:span text:style-name="T1"><text:a xlink:href="http://tecnicosistemastecnologoadsi.blogspot.com.co/2016/02/normas-isoiec-12207.html" xlink:type="simple">ISO/IEC 12207</text:a></text:span><text:span text:style-name="T1"> </text:span></text:p>
          </table:table-cell>
          <table:table-cell table:style-name="ce16" office:value-type="string" calcext:value-type="string">
            <text:p>ISO/IEC 25010 </text:p>
          </table:table-cell>
          <table:table-cell table:number-columns-repeated="981"/>
        </table:table-row>
        <table:table-row table:style-name="ro1">
          <table:table-cell table:style-name="ce3" office:value-type="string" calcext:value-type="string">
            <text:p>Chat propietario (interno) es decir con servidores propios</text:p>
          </table:table-cell>
          <table:table-cell table:style-name="ce6"/>
          <table:table-cell table:style-name="ce11"/>
          <table:table-cell table:style-name="ce6" table:number-columns-repeated="7"/>
          <table:table-cell table:style-name="ce11"/>
          <table:table-cell table:style-name="ce6" table:number-columns-repeated="7"/>
          <table:table-cell table:style-name="ce11" table:number-columns-repeated="2"/>
          <table:table-cell table:style-name="ce6" table:number-columns-repeated="5"/>
          <table:table-cell table:style-name="ce11" table:number-columns-repeated="2"/>
          <table:table-cell table:style-name="ce6" table:number-columns-repeated="2"/>
          <table:table-cell table:style-name="ce11" table:number-columns-repeated="2"/>
          <table:table-cell table:style-name="ce6"/>
          <table:table-cell table:style-name="ce11" table:number-columns-repeated="2"/>
          <table:table-cell table:style-name="ce6" table:number-columns-repeated="9"/>
          <table:table-cell table:number-columns-repeated="981"/>
        </table:table-row>
        <table:table-row table:style-name="ro1">
          <table:table-cell table:style-name="ce4" office:value-type="string" calcext:value-type="string">
            <text:p>Operación Internacional</text:p>
          </table:table-cell>
          <table:table-cell table:style-name="ce11" table:number-columns-repeated="4"/>
          <table:table-cell table:style-name="ce6" table:number-columns-repeated="7"/>
          <table:table-cell table:style-name="ce11" table:number-columns-repeated="2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3" office:value-type="string" calcext:value-type="string">
            <text:p>Sistema Android</text:p>
          </table:table-cell>
          <table:table-cell table:style-name="ce6" table:number-columns-repeated="4"/>
          <table:table-cell table:style-name="ce11"/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/>
          <table:table-cell table:style-name="ce11"/>
          <table:table-cell table:style-name="ce6" table:number-columns-repeated="4"/>
          <table:table-cell table:style-name="ce11" table:number-columns-repeated="8"/>
          <table:table-cell table:style-name="ce6"/>
          <table:table-cell table:style-name="ce11"/>
          <table:table-cell table:style-name="ce6"/>
          <table:table-cell table:style-name="ce11" table:number-columns-repeated="2"/>
          <table:table-cell table:style-name="ce6"/>
          <table:table-cell table:style-name="ce11" table:number-columns-repeated="3"/>
          <table:table-cell table:style-name="ce6"/>
          <table:table-cell table:style-name="ce11" table:number-columns-repeated="3"/>
          <table:table-cell table:style-name="ce6" table:number-columns-repeated="4"/>
          <table:table-cell table:number-columns-repeated="981"/>
        </table:table-row>
        <table:table-row table:style-name="ro1">
          <table:table-cell table:style-name="ce3" office:value-type="string" calcext:value-type="string">
            <text:p>Sistema Windows</text:p>
          </table:table-cell>
          <table:table-cell table:style-name="ce6" table:number-columns-repeated="17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6"/>
          <table:table-cell table:style-name="ce11"/>
          <table:table-cell table:style-name="ce6" table:number-columns-repeated="13"/>
          <table:table-cell table:number-columns-repeated="981"/>
        </table:table-row>
        <table:table-row table:style-name="ro1">
          <table:table-cell table:style-name="ce3" office:value-type="string" calcext:value-type="string">
            <text:p>Sistema iOS</text:p>
          </table:table-cell>
          <table:table-cell table:style-name="ce6" table:number-columns-repeated="4"/>
          <table:table-cell table:style-name="ce11"/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6"/>
          <table:table-cell table:style-name="ce11" table:number-columns-repeated="13"/>
          <table:table-cell table:style-name="ce6" table:number-columns-repeated="2"/>
          <table:table-cell table:style-name="ce11" table:number-columns-repeated="5"/>
          <table:table-cell table:style-name="ce6" table:number-columns-repeated="5"/>
          <table:table-cell table:number-columns-repeated="981"/>
        </table:table-row>
        <table:table-row table:style-name="ro1">
          <table:table-cell table:style-name="ce3" office:value-type="string" calcext:value-type="string">
            <text:p>Gratuito</text:p>
          </table:table-cell>
          <table:table-cell table:style-name="ce6" table:number-columns-repeated="3"/>
          <table:table-cell table:style-name="ce11" table:number-columns-repeated="2"/>
          <table:table-cell table:style-name="ce6"/>
          <table:table-cell table:style-name="ce11"/>
          <table:table-cell table:style-name="ce6" table:number-columns-repeated="2"/>
          <table:table-cell table:style-name="ce11" table:number-columns-repeated="3"/>
          <table:table-cell table:style-name="ce6" table:number-columns-repeated="5"/>
          <table:table-cell table:style-name="ce11" table:number-columns-repeated="13"/>
          <table:table-cell table:style-name="ce6"/>
          <table:table-cell table:style-name="ce11"/>
          <table:table-cell table:style-name="ce6" table:number-columns-repeated="3"/>
          <table:table-cell table:style-name="ce11" table:number-columns-repeated="3"/>
          <table:table-cell table:style-name="ce6" table:number-columns-repeated="4"/>
          <table:table-cell table:number-columns-repeated="981"/>
        </table:table-row>
        <table:table-row table:style-name="ro1">
          <table:table-cell table:style-name="ce3" office:value-type="string" calcext:value-type="string">
            <text:p>Geolocalización (Gps, de baja precisión)</text:p>
          </table:table-cell>
          <table:table-cell table:style-name="ce11" table:number-columns-repeated="5"/>
          <table:table-cell table:style-name="ce6"/>
          <table:table-cell table:style-name="ce11"/>
          <table:table-cell table:style-name="ce6"/>
          <table:table-cell table:style-name="ce11" table:number-columns-repeated="5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3" office:value-type="string" calcext:value-type="string">
            <text:p>Información en tiempo real (ofrece información actualizada presente en la BD, administrada por el usuario(cliente))</text:p>
          </table:table-cell>
          <table:table-cell table:style-name="ce11" table:number-columns-repeated="3"/>
          <table:table-cell table:style-name="ce6" table:number-columns-repeated="3"/>
          <table:table-cell table:style-name="ce11"/>
          <table:table-cell table:style-name="ce6" table:number-columns-repeated="5"/>
          <table:table-cell table:style-name="ce11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4" office:value-type="string" calcext:value-type="string">
            <text:p>Realidad aumentada (encontrando objetos reales a través del sensor de GPS, también presentes en la aplicación)</text:p>
          </table:table-cell>
          <table:table-cell table:style-name="ce11"/>
          <table:table-cell table:style-name="ce6" table:number-columns-repeated="5"/>
          <table:table-cell table:style-name="ce11"/>
          <table:table-cell table:style-name="ce6" table:number-columns-repeated="35"/>
          <table:table-cell table:number-columns-repeated="981"/>
        </table:table-row>
        <table:table-row table:style-name="ro1">
          <table:table-cell table:style-name="ce5" office:value-type="string" calcext:value-type="string">
            <text:p>Base de datos para almacenamiento de información del usuario</text:p>
          </table:table-cell>
          <table:table-cell table:style-name="ce6"/>
          <table:table-cell table:style-name="ce11" table:number-columns-repeated="4"/>
          <table:table-cell table:style-name="ce6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5" office:value-type="string" calcext:value-type="string">
            <text:p>Perfil por usuario (Nombre, datos básicos y preferencias)</text:p>
          </table:table-cell>
          <table:table-cell table:style-name="ce6" table:number-columns-repeated="2"/>
          <table:table-cell table:style-name="ce11"/>
          <table:table-cell table:style-name="ce6" table:number-columns-repeated="39"/>
          <table:table-cell table:number-columns-repeated="981"/>
        </table:table-row>
        <table:table-row table:style-name="ro1">
          <table:table-cell table:style-name="ce5" office:value-type="string" calcext:value-type="string">
            <text:p>Filtro de información por intereses usuario (Precio, lugar, disponibilidad)</text:p>
          </table:table-cell>
          <table:table-cell table:style-name="ce6" table:number-columns-repeated="2"/>
          <table:table-cell table:style-name="ce11"/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30"/>
          <table:table-cell table:number-columns-repeated="981"/>
        </table:table-row>
        <table:table-row table:style-name="ro1">
          <table:table-cell table:style-name="ce6" office:value-type="string" calcext:value-type="string">
            <text:p>Historial de eventos de navegación del usuario</text:p>
          </table:table-cell>
          <table:table-cell table:style-name="ce6" table:number-columns-repeated="2"/>
          <table:table-cell table:style-name="ce11"/>
          <table:table-cell table:style-name="ce6" table:number-columns-repeated="39"/>
          <table:table-cell table:number-columns-repeated="981"/>
        </table:table-row>
        <table:table-row table:style-name="ro1">
          <table:table-cell table:style-name="ce6" office:value-type="string" calcext:value-type="string">
            <text:p>Información acerca de transporte a través de la aplicación</text:p>
          </table:table-cell>
          <table:table-cell table:style-name="ce6" table:number-columns-repeated="4"/>
          <table:table-cell table:style-name="ce11"/>
          <table:table-cell table:style-name="ce6" table:number-columns-repeated="37"/>
          <table:table-cell table:number-columns-repeated="981"/>
        </table:table-row>
        <table:table-row table:style-name="ro1">
          <table:table-cell table:style-name="ce6" office:value-type="string" calcext:value-type="string">
            <text:p>Servicio Reservación a través de la aplicación</text:p>
          </table:table-cell>
          <table:table-cell table:style-name="ce6" table:number-columns-repeated="11"/>
          <table:table-cell table:style-name="ce11"/>
          <table:table-cell table:style-name="ce6" table:number-columns-repeated="30"/>
          <table:table-cell table:number-columns-repeated="981"/>
        </table:table-row>
        <table:table-row table:style-name="ro1">
          <table:table-cell table:style-name="ce6" office:value-type="string" calcext:value-type="string">
            <text:p>Servicios de traducción (contacto a través de servicio de chat)</text:p>
          </table:table-cell>
          <table:table-cell table:style-name="ce6" table:number-columns-repeated="9"/>
          <table:table-cell table:style-name="ce11"/>
          <table:table-cell table:style-name="ce6" table:number-columns-repeated="32"/>
          <table:table-cell table:number-columns-repeated="981"/>
        </table:table-row>
        <table:table-row table:style-name="ro1">
          <table:table-cell table:style-name="ce6" office:value-type="string" calcext:value-type="string">
            <text:p>Planificación de viaje de acuerdo a sitios de interés</text:p>
          </table:table-cell>
          <table:table-cell table:style-name="ce6" table:number-columns-repeated="12"/>
          <table:table-cell table:style-name="ce11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2" office:value-type="string" calcext:value-type="string">
            <text:p>NORMATIVO</text:p>
          </table:table-cell>
          <table:table-cell table:style-name="ce6" table:number-columns-repeated="42"/>
          <table:table-cell table:number-columns-repeated="981"/>
        </table:table-row>
        <table:table-row table:style-name="ro1">
          <table:table-cell table:style-name="ce5" office:value-type="string" calcext:value-type="string">
            <text:p>Calidad de producto, junto con la calidad del proceso</text:p>
          </table:table-cell>
          <table:table-cell table:style-name="ce6" table:number-columns-repeated="39"/>
          <table:table-cell table:style-name="ce11"/>
          <table:table-cell table:style-name="ce6" table:number-columns-repeated="2"/>
          <table:table-cell table:number-columns-repeated="981"/>
        </table:table-row>
        <table:table-row table:style-name="ro1">
          <table:table-cell table:style-name="ce5" office:value-type="string" calcext:value-type="string">
            <text:p>Calidad en procesos de vida del software</text:p>
          </table:table-cell>
          <table:table-cell table:style-name="ce6" table:number-columns-repeated="40"/>
          <table:table-cell table:style-name="ce11"/>
          <table:table-cell table:style-name="ce6"/>
          <table:table-cell table:number-columns-repeated="981"/>
        </table:table-row>
        <table:table-row table:style-name="ro3">
          <table:table-cell table:style-name="ce7" office:value-type="string" calcext:value-type="string">
            <text:p>Satisfacer los requisitos de <text:s/>usuarios aportando de esta manera un valor. Son precisamente estos requisitos (funcionalidad, rendimiento, seguridad, mantenibilidad, etc.)</text:p>
          </table:table-cell>
          <table:table-cell table:style-name="ce6" table:number-columns-repeated="41"/>
          <table:table-cell table:style-name="ce11"/>
          <table:table-cell table:number-columns-repeated="981"/>
        </table:table-row>
        <table:table-row table:style-name="ro1" table:number-rows-repeated="2">
          <table:table-cell table:style-name="ce6" table:number-columns-repeated="43"/>
          <table:table-cell table:number-columns-repeated="981"/>
        </table:table-row>
        <table:table-row table:style-name="ro1" table:number-rows-repeated="7">
          <table:table-cell table:style-name="Default"/>
          <table:table-cell table:style-name="ce6" table:number-columns-repeated="42"/>
          <table:table-cell table:number-columns-repeated="981"/>
        </table:table-row>
        <table:table-row table:style-name="ro1" table:number-rows-repeated="12">
          <table:table-cell table:style-name="ce6" table:number-columns-repeated="43"/>
          <table:table-cell table:number-columns-repeated="98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USUARIO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LIENT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MANUAL DE USUARIO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6" office:value-type="string" calcext:value-type="string">
            <text:p>PRUEBA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Instrucciones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ÑALOSA</text:p>
          </table:table-cell>
          <table:table-cell office:value-type="float" office:value="3.13" calcext:value-type="float">
            <text:p>3.13</text:p>
          </table:table-cell>
          <table:table-cell table:formula="of:=[.C2]*[.A2]"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ORMANCE</text:p>
          </table:table-cell>
          <table:table-cell office:value-type="float" office:value="3.1" calcext:value-type="float">
            <text:p>3.1</text:p>
          </table:table-cell>
          <table:table-cell table:formula="of:=[.C3]*[.A3]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minario</text:p>
          </table:table-cell>
          <table:table-cell office:value-type="float" office:value="3.6" calcext:value-type="float">
            <text:p>3.6</text:p>
          </table:table-cell>
          <table:table-cell table:formula="of:=[.C4]*[.A4]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eproyecto</text:p>
          </table:table-cell>
          <table:table-cell office:value-type="float" office:value="4.3" calcext:value-type="float">
            <text:p>4.3</text:p>
          </table:table-cell>
          <table:table-cell table:formula="of:=[.C5]*[.A5]"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rones</text:p>
          </table:table-cell>
          <table:table-cell office:value-type="float" office:value="3.1" calcext:value-type="float">
            <text:p>3.1</text:p>
          </table:table-cell>
          <table:table-cell table:formula="of:=[.C6]*[.A6]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LECO</text:p>
          </table:table-cell>
          <table:table-cell office:value-type="float" office:value="4.1" calcext:value-type="float">
            <text:p>4.1</text:p>
          </table:table-cell>
          <table:table-cell table:formula="of:=[.C7]*[.A7]" office:value-type="float" office:value="12.3" calcext:value-type="float">
            <text:p>12.3</text:p>
          </table:table-cell>
        </table:table-row>
        <table:table-row table:style-name="ro1">
          <table:table-cell table:formula="of:=SUM([.A2:.A7])" office:value-type="float" office:value="16" calcext:value-type="float">
            <text:p>16</text:p>
          </table:table-cell>
          <table:table-cell table:number-columns-repeated="2"/>
          <table:table-cell table:formula="of:=SUM([.D2:.D7])" office:value-type="float" office:value="56.79" calcext:value-type="float">
            <text:p>56.79</text:p>
          </table:table-cell>
        </table:table-row>
        <table:table-row table:style-name="ro1">
          <table:table-cell table:number-columns-repeated="3"/>
          <table:table-cell table:formula="of:=[.D8]/[.A8]" office:value-type="float" office:value="3.549375" calcext:value-type="float">
            <text:p>3.54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09:55:37.903276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2:07:47.822057287</meta:creation-date>
    <dc:date>2017-03-29T10:11:11.012376739</dc:date>
    <meta:editing-duration>PT2H28M36S</meta:editing-duration>
    <meta:editing-cycles>14</meta:editing-cycles>
    <meta:generator>LibreOffice/5.2.3.3$Linux_X86_64 LibreOffice_project/20m0$Build-3</meta:generator>
    <meta:document-statistic meta:table-count="2" meta:cell-count="96" meta:object-count="0"/>
    <meta:user-defined meta:name="qrichtext">1</meta:user-defined>
  </office:meta>
</office:document-meta>
</file>